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567df" officeooo:paragraph-rsid="001567df" style:font-size-asian="48pt" style:font-size-complex="48pt"/>
    </style:style>
    <style:style style:name="P2" style:family="paragraph" style:parent-style-name="Standard">
      <style:paragraph-properties fo:text-align="end" style:justify-single-word="false"/>
      <style:text-properties fo:font-size="28pt" officeooo:rsid="001567df" officeooo:paragraph-rsid="001567df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8pt" officeooo:rsid="001567df" officeooo:paragraph-rsid="001567df" style:font-size-asian="24.5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28pt" fo:font-style="normal" officeooo:rsid="0019567d" officeooo:paragraph-rsid="0019567d" style:font-size-asian="24.5pt" style:font-style-asian="normal" style:font-size-complex="28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style="italic" officeooo:rsid="0017608f" officeooo:paragraph-rsid="0017608f" style:font-size-asian="17.5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fo:font-style="italic" officeooo:rsid="0019567d" officeooo:paragraph-rsid="0019567d" style:font-size-asian="17.5pt" style:font-style-asian="italic" style:font-size-complex="2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</text:p>
      <text:p text:style-name="P1"/>
      <text:p text:style-name="P1">Practical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han Maheshwari</text:p>
      <text:p text:style-name="P2">2K15/SE/026</text:p>
      <text:p text:style-name="P2"/>
      <text:p text:style-name="P3"><text:soft-page-break/>Program #1</text:p>
      <text:p text:style-name="P5">To find the sum of elements in a row and column of an array and to multiply two arrays.</text:p>
      <text:p text:style-name="P5"/>
      <text:p text:style-name="P4">Program #2</text:p>
      <text:p text:style-name="P5">Program to sort an array using bubble sort and to find an element in the array using Binary search.</text:p>
      <text:p text:style-name="P5"/>
      <text:p text:style-name="P4">Program #3</text:p>
      <text:p text:style-name="P5">Program to input an array from user and to sort it using selection sorting or insertion sorting.</text:p>
      <text:p text:style-name="P6"/>
      <text:p text:style-name="P4">Program #4</text:p>
      <text:p text:style-name="P5">Program to implement stack using an array and to perform the functions Push, Pop, Display, Empty, Full, Clear on it.</text:p>
      <text:p text:style-name="P5"/>
      <text:p text:style-name="P4">Program #5</text:p>
      <text:p text:style-name="P5">Program to check for Balanced Parenthesis in an expression.</text:p>
      <text:p text:style-name="P5"/>
      <text:p text:style-name="P4">Program #6</text:p>
      <text:p text:style-name="P5">Program to convert an Infix Expression to a Postfix Expression.</text:p>
      <text:p text:style-name="P5"/>
      <text:p text:style-name="P4">Program #7</text:p>
      <text:p text:style-name="P5">Program to evaluate a Postfix Expression.</text:p>
      <text:p text:style-name="P5"/>
      <text:p text:style-name="P5"/>
      <text:p text:style-name="P4"><text:soft-page-break/>Program #8</text:p>
      <text:p text:style-name="P5">Implementing simple Queue using arrays.</text:p>
      <text:p text:style-name="P5"/>
      <text:p text:style-name="P4">Program #9</text:p>
      <text:p text:style-name="P5">Implementing Circular Queue using arrays.</text:p>
      <text:p text:style-name="P5"/>
      <text:p text:style-name="P4">Program #10</text:p>
      <text:p text:style-name="P5">Implementation of Linked List and to perform insertion, deletion, searching and display operations on it.</text:p>
      <text:p text:style-name="P5"/>
      <text:p text:style-name="P4">Program #11</text:p>
      <text:p text:style-name="P5">Implementation of Binary tree and to perform insertion and traversal operations on it.</text:p>
      <text:p text:style-name="P5"/>
      <text:p text:style-name="P4">Program #12</text:p>
      <text:p text:style-name="P5">Implementation of Binary Search Tree and to perform insertion, traversalm searching and deletion operations on it.</text:p>
      <text:p text:style-name="P5"/>
      <text:p text:style-name="P4">Program #13</text:p>
      <text:p text:style-name="P5">Program to sort an array using Merge sort.</text:p>
      <text:p text:style-name="P5"/>
      <text:p text:style-name="P4">Program #14</text:p>
      <text:p text:style-name="P5">Program to sort an array using Quick sort.</text:p>
      <text:p text:style-name="P5"/>
      <text:p text:style-name="P4">Program #15</text:p>
      <text:p text:style-name="P5">Program to sort an array using Heap sort.</text:p>
      <text:p text:style-name="P5"/>
      <text:p text:style-name="P4"><text:soft-page-break/>Program #16</text:p>
      <text:p text:style-name="P5">Program to implement Depth First Traversal and Breadth First Traversal for a 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1:52:45.396463606</meta:creation-date>
    <dc:date>2016-10-31T12:17:33.970755797</dc:date>
    <meta:editing-duration>PT2M38S</meta:editing-duration>
    <meta:editing-cycles>1</meta:editing-cycles>
    <meta:document-statistic meta:table-count="0" meta:image-count="0" meta:object-count="0" meta:page-count="4" meta:paragraph-count="36" meta:word-count="230" meta:character-count="1377" meta:non-whitespace-character-count="1183"/>
    <meta:generator>LibreOffice/5.1.4.2$Linux_X86_64 LibreOffice_project/10m0$Build-2</meta:generator>
  </office:meta>
</office:document-meta>
</file>